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ser Power mW</text:p>
          </table:table-cell>
          <table:table-cell office:value-type="string" calcext:value-type="string">
            <text:p>PL counts/s</text:p>
            <text:p>(1)</text:p>
          </table:table-cell>
          <table:table-cell office:value-type="string" calcext:value-type="string">
            <text:p>PL counts/s</text:p>
            <text:p>(2)</text:p>
          </table:table-cell>
          <table:table-cell office:value-type="string" calcext:value-type="string">
            <text:p>PL counts/s</text:p>
            <text:p>(3)</text:p>
          </table:table-cell>
          <table:table-cell office:value-type="string" calcext:value-type="string">
            <text:p>PL counts/s</text:p>
            <text:p>(4)</text:p>
          </table:table-cell>
          <table:table-cell office:value-type="string" calcext:value-type="string">
            <text:p>PL counts/s</text:p>
            <text:p>(5)</text:p>
          </table:table-cell>
          <table:table-cell office:value-type="string" calcext:value-type="string">
            <text:p>Background counts/s</text:p>
            <text:p>(1)</text:p>
          </table:table-cell>
          <table:table-cell office:value-type="string" calcext:value-type="string">
            <text:p>Background counts/s</text:p>
            <text:p>(2)</text:p>
          </table:table-cell>
          <table:table-cell office:value-type="string" calcext:value-type="string">
            <text:p>Background counts/s</text:p>
            <text:p>(3)</text:p>
          </table:table-cell>
          <table:table-cell office:value-type="string" calcext:value-type="string">
            <text:p>Background counts/s</text:p>
            <text:p>(4)</text:p>
          </table:table-cell>
          <table:table-cell office:value-type="string" calcext:value-type="string">
            <text:p>Background counts/s</text:p>
            <text:p>(5)</text:p>
          </table:table-cell>
          <table:table-cell/>
          <table:table-cell office:value-type="string" calcext:value-type="string">
            <text:p>Pl1 offback</text:p>
          </table:table-cell>
          <table:table-cell office:value-type="string" calcext:value-type="string">
            <text:p>Pl2 offback</text:p>
          </table:table-cell>
          <table:table-cell office:value-type="string" calcext:value-type="string">
            <text:p>Pl3 offback</text:p>
          </table:table-cell>
          <table:table-cell office:value-type="string" calcext:value-type="string">
            <text:p>Pl4 offback</text:p>
          </table:table-cell>
          <table:table-cell office:value-type="string" calcext:value-type="string">
            <text:p>Pl5 offback</text:p>
          </table:table-cell>
          <table:table-cell/>
          <table:table-cell office:value-type="string" calcext:value-type="string">
            <text:p>mean_pl</text:p>
          </table:table-cell>
          <table:table-cell office:value-type="string" calcext:value-type="string">
            <text:p>ecartype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float" office:value="11000" calcext:value-type="float">
            <text:p>11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B2]-[.G2]" office:value-type="float" office:value="10250" calcext:value-type="float">
            <text:p>10250</text:p>
          </table:table-cell>
          <table:table-cell table:formula="of:=[.C2]-[.H2]" office:value-type="float" office:value="10450" calcext:value-type="float">
            <text:p>10450</text:p>
          </table:table-cell>
          <table:table-cell table:formula="of:=[.D2]-[.I2]" office:value-type="float" office:value="11250" calcext:value-type="float">
            <text:p>11250</text:p>
          </table:table-cell>
          <table:table-cell table:formula="of:=[.E2]-[.J2]" office:value-type="float" office:value="10500" calcext:value-type="float">
            <text:p>10500</text:p>
          </table:table-cell>
          <table:table-cell table:formula="of:=[.F2]-[.K2]" office:value-type="float" office:value="10250" calcext:value-type="float">
            <text:p>10250</text:p>
          </table:table-cell>
          <table:table-cell/>
          <table:table-cell table:formula="of:=AVERAGE([.M2:.Q2])" office:value-type="float" office:value="10540" calcext:value-type="float">
            <text:p>10540</text:p>
          </table:table-cell>
          <table:table-cell table:formula="of:=COM.MICROSOFT.STDEV.S([.M2:.Q2])" office:value-type="float" office:value="412.916456441252" calcext:value-type="float">
            <text:p>412,9164564412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00" calcext:value-type="float">
            <text:p>22200</text:p>
          </table:table-cell>
          <table:table-cell office:value-type="float" office:value="22600" calcext:value-type="float">
            <text:p>22600</text:p>
          </table:table-cell>
          <table:table-cell office:value-type="float" office:value="24000" calcext:value-type="float">
            <text:p>24000</text:p>
          </table:table-cell>
          <table:table-cell office:value-type="float" office:value="22500" calcext:value-type="float">
            <text:p>22500</text:p>
          </table:table-cell>
          <table:table-cell office:value-type="float" office:value="21500" calcext:value-type="float">
            <text:p>21500</text:p>
          </table:table-cell>
          <table:table-cell table:number-columns-repeated="5" office:value-type="float" office:value="1500" calcext:value-type="float">
            <text:p>1500</text:p>
          </table:table-cell>
          <table:table-cell/>
          <table:table-cell table:formula="of:=[.B3]-[.G3]" office:value-type="float" office:value="20700" calcext:value-type="float">
            <text:p>20700</text:p>
          </table:table-cell>
          <table:table-cell table:formula="of:=[.C3]-[.H3]" office:value-type="float" office:value="21100" calcext:value-type="float">
            <text:p>21100</text:p>
          </table:table-cell>
          <table:table-cell table:formula="of:=[.D3]-[.I3]" office:value-type="float" office:value="22500" calcext:value-type="float">
            <text:p>22500</text:p>
          </table:table-cell>
          <table:table-cell table:formula="of:=[.E3]-[.J3]" office:value-type="float" office:value="21000" calcext:value-type="float">
            <text:p>21000</text:p>
          </table:table-cell>
          <table:table-cell table:formula="of:=[.F3]-[.K3]" office:value-type="float" office:value="20000" calcext:value-type="float">
            <text:p>20000</text:p>
          </table:table-cell>
          <table:table-cell/>
          <table:table-cell table:formula="of:=AVERAGE([.M3:.Q3])" office:value-type="float" office:value="21060" calcext:value-type="float">
            <text:p>21060</text:p>
          </table:table-cell>
          <table:table-cell table:formula="of:=COM.MICROSOFT.STDEV.S([.M3:.Q3])" office:value-type="float" office:value="912.688336728371" calcext:value-type="float">
            <text:p>912,688336728371</text:p>
          </table:table-cell>
        </table:table-row>
        <table:table-row table:style-name="ro2">
          <table:table-cell office:value-type="string" calcext:value-type="string">
            <text:p>1.5</text:p>
          </table:table-cell>
          <table:table-cell office:value-type="float" office:value="33000" calcext:value-type="float">
            <text:p>33000</text:p>
          </table:table-cell>
          <table:table-cell office:value-type="float" office:value="34300" calcext:value-type="float">
            <text:p>34300</text:p>
          </table:table-cell>
          <table:table-cell office:value-type="float" office:value="36000" calcext:value-type="float">
            <text:p>36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3400" calcext:value-type="float">
            <text:p>33400</text:p>
          </table:table-cell>
          <table:table-cell table:number-columns-repeated="3"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/>
          <table:table-cell table:formula="of:=[.B4]-[.G4]" office:value-type="float" office:value="30700" calcext:value-type="float">
            <text:p>30700</text:p>
          </table:table-cell>
          <table:table-cell table:formula="of:=[.C4]-[.H4]" office:value-type="float" office:value="32000" calcext:value-type="float">
            <text:p>32000</text:p>
          </table:table-cell>
          <table:table-cell table:formula="of:=[.D4]-[.I4]" office:value-type="float" office:value="33700" calcext:value-type="float">
            <text:p>33700</text:p>
          </table:table-cell>
          <table:table-cell table:formula="of:=[.E4]-[.J4]" office:value-type="float" office:value="31800" calcext:value-type="float">
            <text:p>31800</text:p>
          </table:table-cell>
          <table:table-cell table:formula="of:=[.F4]-[.K4]" office:value-type="float" office:value="31100" calcext:value-type="float">
            <text:p>31100</text:p>
          </table:table-cell>
          <table:table-cell/>
          <table:table-cell table:formula="of:=AVERAGE([.M4:.Q4])" office:value-type="float" office:value="31860" calcext:value-type="float">
            <text:p>31860</text:p>
          </table:table-cell>
          <table:table-cell table:formula="of:=COM.MICROSOFT.STDEV.S([.M4:.Q4])" office:value-type="float" office:value="1154.55619178973" calcext:value-type="float">
            <text:p>1154,556191789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4300" calcext:value-type="float">
            <text:p>44300</text:p>
          </table:table-cell>
          <table:table-cell office:value-type="float" office:value="45600" calcext:value-type="float">
            <text:p>45600</text:p>
          </table:table-cell>
          <table:table-cell office:value-type="float" office:value="48000" calcext:value-type="float">
            <text:p>48000</text:p>
          </table:table-cell>
          <table:table-cell office:value-type="float" office:value="45400" calcext:value-type="float">
            <text:p>45400</text:p>
          </table:table-cell>
          <table:table-cell office:value-type="float" office:value="44500" calcext:value-type="float">
            <text:p>44500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3100" calcext:value-type="float">
            <text:p>3100</text:p>
          </table:table-cell>
          <table:table-cell/>
          <table:table-cell table:formula="of:=[.B5]-[.G5]" office:value-type="float" office:value="41200" calcext:value-type="float">
            <text:p>41200</text:p>
          </table:table-cell>
          <table:table-cell table:formula="of:=[.C5]-[.H5]" office:value-type="float" office:value="42500" calcext:value-type="float">
            <text:p>42500</text:p>
          </table:table-cell>
          <table:table-cell table:formula="of:=[.D5]-[.I5]" office:value-type="float" office:value="44800" calcext:value-type="float">
            <text:p>44800</text:p>
          </table:table-cell>
          <table:table-cell table:formula="of:=[.E5]-[.J5]" office:value-type="float" office:value="42300" calcext:value-type="float">
            <text:p>42300</text:p>
          </table:table-cell>
          <table:table-cell table:formula="of:=[.F5]-[.K5]" office:value-type="float" office:value="41400" calcext:value-type="float">
            <text:p>41400</text:p>
          </table:table-cell>
          <table:table-cell/>
          <table:table-cell table:formula="of:=AVERAGE([.M5:.Q5])" office:value-type="float" office:value="42440" calcext:value-type="float">
            <text:p>42440</text:p>
          </table:table-cell>
          <table:table-cell table:formula="of:=COM.MICROSOFT.STDEV.S([.M5:.Q5])" office:value-type="float" office:value="1432.82936876657" calcext:value-type="float">
            <text:p>1432,82936876657</text:p>
          </table:table-cell>
        </table:table-row>
        <table:table-row table:style-name="ro2">
          <table:table-cell office:value-type="string" calcext:value-type="string">
            <text:p>2.5</text:p>
          </table:table-cell>
          <table:table-cell office:value-type="float" office:value="54000" calcext:value-type="float">
            <text:p>54000</text:p>
          </table:table-cell>
          <table:table-cell office:value-type="float" office:value="55600" calcext:value-type="float">
            <text:p>55600</text:p>
          </table:table-cell>
          <table:table-cell office:value-type="float" office:value="59000" calcext:value-type="float">
            <text:p>59000</text:p>
          </table:table-cell>
          <table:table-cell office:value-type="float" office:value="55500" calcext:value-type="float">
            <text:p>55500</text:p>
          </table:table-cell>
          <table:table-cell office:value-type="float" office:value="54000" calcext:value-type="float">
            <text:p>54000</text:p>
          </table:table-cell>
          <table:table-cell office:value-type="float" office:value="4000" calcext:value-type="float">
            <text:p>4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4000" calcext:value-type="float">
            <text:p>4000</text:p>
          </table:table-cell>
          <table:table-cell/>
          <table:table-cell table:formula="of:=[.B6]-[.G6]" office:value-type="float" office:value="50000" calcext:value-type="float">
            <text:p>50000</text:p>
          </table:table-cell>
          <table:table-cell table:formula="of:=[.C6]-[.H6]" office:value-type="float" office:value="51800" calcext:value-type="float">
            <text:p>51800</text:p>
          </table:table-cell>
          <table:table-cell table:formula="of:=[.D6]-[.I6]" office:value-type="float" office:value="55100" calcext:value-type="float">
            <text:p>55100</text:p>
          </table:table-cell>
          <table:table-cell table:formula="of:=[.E6]-[.J6]" office:value-type="float" office:value="51500" calcext:value-type="float">
            <text:p>51500</text:p>
          </table:table-cell>
          <table:table-cell table:formula="of:=[.F6]-[.K6]" office:value-type="float" office:value="50000" calcext:value-type="float">
            <text:p>50000</text:p>
          </table:table-cell>
          <table:table-cell/>
          <table:table-cell table:formula="of:=AVERAGE([.M6:.Q6])" office:value-type="float" office:value="51680" calcext:value-type="float">
            <text:p>51680</text:p>
          </table:table-cell>
          <table:table-cell table:formula="of:=COM.MICROSOFT.STDEV.S([.M6:.Q6])" office:value-type="float" office:value="2084.94604246729" calcext:value-type="float">
            <text:p>2084,946042467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6000" calcext:value-type="float">
            <text:p>66000</text:p>
          </table:table-cell>
          <table:table-cell office:value-type="float" office:value="67500" calcext:value-type="float">
            <text:p>67500</text:p>
          </table:table-cell>
          <table:table-cell office:value-type="float" office:value="71700" calcext:value-type="float">
            <text:p>71700</text:p>
          </table:table-cell>
          <table:table-cell office:value-type="float" office:value="68000" calcext:value-type="float">
            <text:p>68000</text:p>
          </table:table-cell>
          <table:table-cell office:value-type="float" office:value="66500" calcext:value-type="float">
            <text:p>66500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4900" calcext:value-type="float">
            <text:p>4900</text:p>
          </table:table-cell>
          <table:table-cell/>
          <table:table-cell table:formula="of:=[.B7]-[.G7]" office:value-type="float" office:value="61100" calcext:value-type="float">
            <text:p>61100</text:p>
          </table:table-cell>
          <table:table-cell table:formula="of:=[.C7]-[.H7]" office:value-type="float" office:value="62600" calcext:value-type="float">
            <text:p>62600</text:p>
          </table:table-cell>
          <table:table-cell table:formula="of:=[.D7]-[.I7]" office:value-type="float" office:value="66700" calcext:value-type="float">
            <text:p>66700</text:p>
          </table:table-cell>
          <table:table-cell table:formula="of:=[.E7]-[.J7]" office:value-type="float" office:value="63100" calcext:value-type="float">
            <text:p>63100</text:p>
          </table:table-cell>
          <table:table-cell table:formula="of:=[.F7]-[.K7]" office:value-type="float" office:value="61600" calcext:value-type="float">
            <text:p>61600</text:p>
          </table:table-cell>
          <table:table-cell/>
          <table:table-cell table:formula="of:=AVERAGE([.M7:.Q7])" office:value-type="float" office:value="63020" calcext:value-type="float">
            <text:p>63020</text:p>
          </table:table-cell>
          <table:table-cell table:formula="of:=COM.MICROSOFT.STDEV.S([.M7:.Q7])" office:value-type="float" office:value="2203.86024965287" calcext:value-type="float">
            <text:p>2203,86024965287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float" office:value="76000" calcext:value-type="float">
            <text:p>76000</text:p>
          </table:table-cell>
          <table:table-cell office:value-type="float" office:value="78000" calcext:value-type="float">
            <text:p>78000</text:p>
          </table:table-cell>
          <table:table-cell office:value-type="float" office:value="84000" calcext:value-type="float">
            <text:p>84000</text:p>
          </table:table-cell>
          <table:table-cell office:value-type="float" office:value="79500" calcext:value-type="float">
            <text:p>79500</text:p>
          </table:table-cell>
          <table:table-cell office:value-type="float" office:value="77500" calcext:value-type="float">
            <text:p>77500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[.B8]-[.G8]" office:value-type="float" office:value="70000" calcext:value-type="float">
            <text:p>70000</text:p>
          </table:table-cell>
          <table:table-cell table:formula="of:=[.C8]-[.H8]" office:value-type="float" office:value="72100" calcext:value-type="float">
            <text:p>72100</text:p>
          </table:table-cell>
          <table:table-cell table:formula="of:=[.D8]-[.I8]" office:value-type="float" office:value="78100" calcext:value-type="float">
            <text:p>78100</text:p>
          </table:table-cell>
          <table:table-cell table:formula="of:=[.E8]-[.J8]" office:value-type="float" office:value="73600" calcext:value-type="float">
            <text:p>73600</text:p>
          </table:table-cell>
          <table:table-cell table:formula="of:=[.F8]-[.K8]" office:value-type="float" office:value="71500" calcext:value-type="float">
            <text:p>71500</text:p>
          </table:table-cell>
          <table:table-cell/>
          <table:table-cell table:formula="of:=AVERAGE([.M8:.Q8])" office:value-type="float" office:value="73060" calcext:value-type="float">
            <text:p>73060</text:p>
          </table:table-cell>
          <table:table-cell table:formula="of:=COM.MICROSOFT.STDEV.S([.M8:.Q8])" office:value-type="float" office:value="3098.87076206802" calcext:value-type="float">
            <text:p>3098,870762068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8000" calcext:value-type="float">
            <text:p>88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8000" calcext:value-type="float">
            <text:p>88000</text:p>
          </table:table-cell>
          <table:table-cell office:value-type="float" office:value="6900" calcext:value-type="float">
            <text:p>6900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[.B9]-[.G9]" office:value-type="float" office:value="81100" calcext:value-type="float">
            <text:p>81100</text:p>
          </table:table-cell>
          <table:table-cell table:formula="of:=[.C9]-[.H9]" office:value-type="float" office:value="83000" calcext:value-type="float">
            <text:p>83000</text:p>
          </table:table-cell>
          <table:table-cell table:formula="of:=[.D9]-[.I9]" office:value-type="float" office:value="88000" calcext:value-type="float">
            <text:p>88000</text:p>
          </table:table-cell>
          <table:table-cell table:formula="of:=[.E9]-[.J9]" office:value-type="float" office:value="83100" calcext:value-type="float">
            <text:p>83100</text:p>
          </table:table-cell>
          <table:table-cell table:formula="of:=[.F9]-[.K9]" office:value-type="float" office:value="81000" calcext:value-type="float">
            <text:p>81000</text:p>
          </table:table-cell>
          <table:table-cell/>
          <table:table-cell table:formula="of:=AVERAGE([.M9:.Q9])" office:value-type="float" office:value="83240" calcext:value-type="float">
            <text:p>83240</text:p>
          </table:table-cell>
          <table:table-cell table:formula="of:=COM.MICROSOFT.STDEV.S([.M9:.Q9])" office:value-type="float" office:value="2843.06172989613" calcext:value-type="float">
            <text:p>2843,06172989613</text:p>
          </table:table-cell>
        </table:table-row>
        <table:table-row table:style-name="ro2">
          <table:table-cell office:value-type="string" calcext:value-type="string">
            <text:p>4.5</text:p>
          </table:table-cell>
          <table:table-cell office:value-type="float" office:value="99500" calcext:value-type="float">
            <text:p>995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7800" calcext:value-type="float">
            <text:p>78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2" office:value-type="float" office:value="8100" calcext:value-type="float">
            <text:p>8100</text:p>
          </table:table-cell>
          <table:table-cell/>
          <table:table-cell table:formula="of:=[.B10]-[.G10]" office:value-type="float" office:value="91700" calcext:value-type="float">
            <text:p>91700</text:p>
          </table:table-cell>
          <table:table-cell table:formula="of:=[.C10]-[.H10]" office:value-type="float" office:value="95000" calcext:value-type="float">
            <text:p>95000</text:p>
          </table:table-cell>
          <table:table-cell table:formula="of:=[.D10]-[.I10]" office:value-type="float" office:value="100000" calcext:value-type="float">
            <text:p>100000</text:p>
          </table:table-cell>
          <table:table-cell table:formula="of:=[.E10]-[.J10]" office:value-type="float" office:value="93900" calcext:value-type="float">
            <text:p>93900</text:p>
          </table:table-cell>
          <table:table-cell table:formula="of:=[.F10]-[.K10]" office:value-type="float" office:value="92900" calcext:value-type="float">
            <text:p>92900</text:p>
          </table:table-cell>
          <table:table-cell/>
          <table:table-cell table:formula="of:=AVERAGE([.M10:.Q10])" office:value-type="float" office:value="94700" calcext:value-type="float">
            <text:p>94700</text:p>
          </table:table-cell>
          <table:table-cell table:formula="of:=COM.MICROSOFT.STDEV.S([.M10:.Q10])" office:value-type="float" office:value="3203.90386872016" calcext:value-type="float">
            <text:p>3203,903868720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9000" calcext:value-type="float">
            <text:p>109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3600" calcext:value-type="float">
            <text:p>1136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000" calcext:value-type="float">
            <text:p>9000</text:p>
          </table:table-cell>
          <table:table-cell/>
          <table:table-cell table:formula="of:=[.B11]-[.G11]" office:value-type="float" office:value="100200" calcext:value-type="float">
            <text:p>100200</text:p>
          </table:table-cell>
          <table:table-cell table:formula="of:=[.C11]-[.H11]" office:value-type="float" office:value="105100" calcext:value-type="float">
            <text:p>105100</text:p>
          </table:table-cell>
          <table:table-cell table:formula="of:=[.D11]-[.I11]" office:value-type="float" office:value="111000" calcext:value-type="float">
            <text:p>111000</text:p>
          </table:table-cell>
          <table:table-cell table:formula="of:=[.E11]-[.J11]" office:value-type="float" office:value="104500" calcext:value-type="float">
            <text:p>104500</text:p>
          </table:table-cell>
          <table:table-cell table:formula="of:=[.F11]-[.K11]" office:value-type="float" office:value="103000" calcext:value-type="float">
            <text:p>103000</text:p>
          </table:table-cell>
          <table:table-cell/>
          <table:table-cell table:formula="of:=AVERAGE([.M11:.Q11])" office:value-type="float" office:value="104760" calcext:value-type="float">
            <text:p>104760</text:p>
          </table:table-cell>
          <table:table-cell table:formula="of:=COM.MICROSOFT.STDEV.S([.M11:.Q11])" office:value-type="float" office:value="3969.0049130733" calcext:value-type="float">
            <text:p>3969,0049130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1:37:34</meta:creation-date>
    <dc:date>2025-05-22T11:38:16.767000000</dc:date>
    <meta:editing-duration>PT42S</meta:editing-duration>
    <meta:editing-cycles>1</meta:editing-cycles>
    <meta:document-statistic meta:table-count="1" meta:cell-count="198" meta:object-count="0"/>
    <meta:generator>LibreOffice/24.8.0.3$Windows_X86_64 LibreOffice_project/0bdf1299c94fe897b119f97f3c613e9dca6be583</meta:generator>
  </office:meta>
</office:document-meta>
</file>